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8a3" officeooo:paragraph-rsid="0019d8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ó được bàn chân của chúng tôi ướt với Wireshark gói sniffer trong phòng thí nghiệm giới thiệu,</text:p>
      <text:p text:style-name="P1">Chúng tôi đã sẵn sàng sử dụng Wireshark để điều tra các giao thức đang hoạt động. Trong phòng thí nghiệm này, chúng ta sẽ</text:p>
      <text:p text:style-name="P1">Khám phá một số khía cạnh của giao thức HTTP: sự tương tác GET / phản ứng cơ bản, HTTP</text:p>
      <text:p text:style-name="P1">Định dạng tin nhắn, truy xuất tệp HTML lớn, truy xuất các tệp HTML có nhúng</text:p>
      <text:p text:style-name="P1">Đối tượng, và xác thực HTTP và bảo mật. Trước khi bắt đầu những phòng thí nghiệm này, bạn có thể</text:p>
      <text:p text:style-name="P1">Muốn xem lại Phần 2.2 của văn bản.</text:p>
      <text:p text:style-name="P1">1. Sự tương tác HTTP GET / phản hồi cơ bản</text:p>
      <text:p text:style-name="P1">Hãy bắt đầu khám phá HTTP bằng cách tải xuống một tệp HTML rất đơn giản - một tệp</text:p>
      <text:p text:style-name="P1">Là rất ngắn, và không chứa các đối tượng nhúng. Làm như sau:</text:p>
      <text:p text:style-name="P1">1. Khởi động trình duyệt web của bạn.</text:p>
      <text:p text:style-name="P1">2. Bắt đầu bộ sniffer gói tin Wireshark, như mô tả trong phòng thí nghiệm Giới thiệu (nhưng</text:p>
      <text:p text:style-name="P1">Chưa bắt đầu chụp gói tin). Nhập "http" (chỉ các chữ cái, không phải là báo giá</text:p>
      <text:p text:style-name="P1">) Trong cửa sổ hiển thị-bộ lọc-đặc điểm kỹ thuật, do đó, chỉ có bắt HTTP</text:p>
      <text:p text:style-name="P1">Tin nhắn sẽ được hiển thị sau trong cửa sổ liệt kê gói. (Chúng tôi chỉ</text:p>
      <text:p text:style-name="P1">Quan tâm đến giao thức HTTP ở đây, và không muốn nhìn thấy sự lộn xộn của tất cả</text:p>
      <text:p text:style-name="P1">Bắt gói).</text:p>
      <text:p text:style-name="P1">3. Chờ một chút hơn một phút (chúng ta sẽ thấy tại sao ngay sau đó), và sau đó bắt đầu</text:p>
      <text:p text:style-name="P1">Bắt gói Wireshark.</text:p>
      <text:p text:style-name="P1">4. Nhập các thông tin sau vào trình duyệt của bạn</text:p>
      <text:p text:style-name="P1">Http://gaia.cs.umass.edu/wireshark-labs/HTTP-wireshark-file1.html</text:p>
      <text:p text:style-name="P1">Trình duyệt của bạn sẽ hiển thị tệp HTML đơn giản, một dòng.</text:p>
      <text:p text:style-name="P1">5. Ngừng bắt gói tin Wireshark.</text:p>
      <text:p text:style-name="P1">Cửa sổ Wireshark của bạn nên trông giống như cửa sổ hiển thị trong Hình 1. Nếu bạn</text:p>
      <text:p text:style-name="P1">Không thể chạy Wireshark trên một kết nối mạng trực tiếp, bạn có thể tải xuống một gói tin</text:p>
      <text:p text:style-name="P1">Dấu vết đã được tạo ra khi các bước trên đã được theo sau. 1</text:p>
      <text:p text:style-name="P1">1</text:p>
      <text:p text:style-name="P1">Tải xuống tệp zip http://gaia.cs.umass.edu/wireshark-labs/wireshark-traces.zip và trích xuất tệp tin</text:p>
      <text:p text:style-name="P1">Http-ethereal-trace-1. Các dấu vết trong tệp zip này được Wireshark thu thập bằng một trong số các tác giả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3:04:02.688907652</meta:creation-date>
    <dc:date>2017-04-03T13:04:24.479035501</dc:date>
    <meta:editing-duration>P0D</meta:editing-duration>
    <meta:editing-cycles>1</meta:editing-cycles>
    <meta:document-statistic meta:table-count="0" meta:image-count="0" meta:object-count="0" meta:page-count="1" meta:paragraph-count="28" meta:word-count="384" meta:character-count="1876" meta:non-whitespace-character-count="1520"/>
    <meta:generator>LibreOffice/4.2.8.2$Linux_X86_64 LibreOffice_project/420m0$Build-2</meta:generator>
  </office:meta>
</office:document-meta>
</file>